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1467e" draw:opacity="36%" draw:textarea-horizontal-align="justify" draw:textarea-vertical-align="top" draw:auto-grow-height="false" fo:min-height="20.07cm" fo:min-width="39.512cm"/>
      <style:paragraph-properties style:writing-mode="lr-tb"/>
    </style:style>
    <style:style style:name="gr2" style:family="graphic" style:parent-style-name="standard">
      <style:graphic-properties draw:fill-color="#ff860d" draw:opacity="28%" draw:textarea-horizontal-align="justify" draw:textarea-vertical-align="top" draw:auto-grow-height="false" fo:min-height="7.123cm" fo:min-width="39.512cm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68cm" fo:min-width="5.24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846cm" fo:min-width="9.025cm"/>
      <style:paragraph-properties style:writing-mode="lr-tb"/>
    </style:style>
    <style:style style:name="gr6" style:family="graphic" style:parent-style-name="objectwithoutfill">
      <style:graphic-properties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dash" draw:stroke-dash="Long_20_Dash" svg:stroke-width="0.106cm" svg:stroke-color="#666666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.783cm" fo:min-width="4.724cm"/>
      <style:paragraph-properties style:writing-mode="lr-tb"/>
    </style:style>
    <style:style style:name="gr9" style:family="graphic" style:parent-style-name="objectwithoutfill">
      <style:graphic-properties draw:stroke="solid"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553cm" fo:min-width="3.98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53cm" fo:min-width="4.8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68cm" fo:min-width="4.863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0.668cm" fo:min-width="5.371cm"/>
      <style:paragraph-properties style:writing-mode="lr-tb"/>
    </style:style>
    <style:style style:name="gr14" style:family="graphic" style:parent-style-name="objectwithoutfill">
      <style:graphic-properties svg:stroke-width="0.106cm" svg:stroke-color="#780373" draw:marker-start-width="0.359cm" draw:marker-end="Arrow" draw:marker-end-width="0.459cm" svg:stroke-opacity="100%" draw:fill="solid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draw:stroke="dash" draw:stroke-dash="Long_20_Dash" svg:stroke-width="0.106cm" svg:stroke-color="#66666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0.783cm" fo:min-width="4.851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a1467e" draw:opacity="36%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860d" draw:opacity="28%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8000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start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ff8000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bf00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5" style:family="paragraph">
      <loext:graphic-properties draw:fill-color="#77bc6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0.012cm" svg:height="20.32cm" svg:x="1cm" svg:y="1cm">
          <text:p text:style-name="P1">Solana address spac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0.012cm" svg:height="7.373cm" svg:x="1cm" svg:y="21.32cm">
          <text:p text:style-name="P3"><text:span text:style-name="T1">Neon-EVM address 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842cm" svg:height="1.016cm" svg:x="11.795cm" svg:y="3.032cm">
          <text:p text:style-name="P5"><text:span text:style-name="T2">TOKEN_PR</text:span><text:span text:style-name="T2">OGRA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41.012cm" svg:y1="11.16cm" svg:x2="41.012cm" svg:y2="11.16cm" draw:start-shape="id1" draw:end-shape="id1" svg:d="M41012 11160z" svg:viewBox="0 0 1 1">
          <text:p/>
        </draw:connector>
        <draw:custom-shape draw:style-name="gr5" draw:text-style-name="P9" draw:layer="layout" svg:width="9.525cm" svg:height="6.096cm" svg:x="28.94cm" svg:y="2.651cm">
          <text:p text:style-name="P1">Owner of</text:p>
          <text:p text:style-name="P8"/>
          <text:p text:style-name="P1">Seed</text:p>
          <text:p text:style-name="P1"/>
          <text:p text:style-name="P1">Referenc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3.893cm" svg:y1="4.302cm" svg:x2="36.56cm" svg:y2="4.302cm">
          <text:p/>
        </draw:line>
        <draw:line draw:style-name="gr4" draw:text-style-name="P7" draw:layer="layout" svg:x1="33.893cm" svg:y1="5.699cm" svg:x2="36.433cm" svg:y2="5.699cm">
          <text:p/>
        </draw:line>
        <draw:line draw:style-name="gr7" draw:text-style-name="P10" draw:layer="layout" svg:x1="33.893cm" svg:y1="7.096cm" svg:x2="36.433cm" svg:y2="7.096cm">
          <text:p/>
        </draw:line>
      </draw:page>
      <draw:page draw:name="page2" draw:style-name="dp1" draw:master-page-name="Default">
        <draw:custom-shape draw:style-name="gr1" draw:text-style-name="P2" xml:id="id2" draw:id="id2" draw:layer="layout" svg:width="40.012cm" svg:height="20.32cm" svg:x="1cm" svg:y="1cm">
          <text:p text:style-name="P1">Solana address spac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0.012cm" svg:height="7.373cm" svg:x="1cm" svg:y="21.32cm">
          <text:p text:style-name="P3"><text:span text:style-name="T1">Neon-EVM address spac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5.334cm" svg:height="1.143cm" svg:x="12.049cm" svg:y="9.89cm">
          <text:p text:style-name="P5"><text:span text:style-name="T2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5.842cm" svg:height="1.016cm" svg:x="11.795cm" svg:y="3.032cm">
          <text:p text:style-name="P5"><text:span text:style-name="T2">T</text:span><text:span text:style-name="T2">O</text:span><text:span text:style-name="T2">K</text:span><text:span text:style-name="T2">E</text:span><text:span text:style-name="T2">N</text:span><text:span text:style-name="T2">_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_I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41.012cm" svg:y1="11.16cm" svg:x2="41.012cm" svg:y2="11.16cm" draw:start-shape="id2" draw:end-shape="id2" svg:d="M41012 11160z" svg:viewBox="0 0 1 1">
          <text:p/>
        </draw:connector>
        <draw:custom-shape draw:style-name="gr5" draw:text-style-name="P9" draw:layer="layout" svg:width="9.525cm" svg:height="6.096cm" svg:x="28.94cm" svg:y="2.651cm">
          <text:p text:style-name="P1">Owner of</text:p>
          <text:p text:style-name="P8"/>
          <text:p text:style-name="P1">Seed</text:p>
          <text:p text:style-name="P1"/>
          <text:p text:style-name="P1">Referenc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3.893cm" svg:y1="4.302cm" svg:x2="36.56cm" svg:y2="4.302cm">
          <text:p/>
        </draw:line>
        <draw:line draw:style-name="gr4" draw:text-style-name="P7" draw:layer="layout" svg:x1="33.893cm" svg:y1="5.699cm" svg:x2="36.433cm" svg:y2="5.699cm">
          <text:p/>
        </draw:line>
        <draw:line draw:style-name="gr7" draw:text-style-name="P10" draw:layer="layout" svg:x1="33.893cm" svg:y1="7.096cm" svg:x2="36.433cm" svg:y2="7.096cm">
          <text:p/>
        </draw:line>
        <draw:connector draw:style-name="gr9" draw:text-style-name="P7" draw:layer="layout" draw:type="curve" svg:x1="14.716cm" svg:y1="4.048cm" svg:x2="14.716cm" svg:y2="9.89cm" draw:start-shape="id3" draw:start-glue-point="2" draw:end-shape="id4" draw:end-glue-point="0" svg:d="M14716 4048v5842" svg:viewBox="0 0 1 5843">
          <text:p/>
        </draw:connector>
      </draw:page>
      <draw:page draw:name="page3" draw:style-name="dp1" draw:master-page-name="Default">
        <draw:custom-shape draw:style-name="gr1" draw:text-style-name="P2" xml:id="id5" draw:id="id5" draw:layer="layout" svg:width="40.012cm" svg:height="20.32cm" svg:x="1cm" svg:y="1cm">
          <text:p text:style-name="P1">Solana address spac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0.012cm" svg:height="7.373cm" svg:x="1cm" svg:y="21.32cm">
          <text:p text:style-name="P3"><text:span text:style-name="T1">Neon-EVM address sp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572cm" svg:height="0.889cm" svg:x="12.049cm" svg:y="15.732cm">
          <text:p text:style-name="P11"><text:span text:style-name="T3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7" draw:id="id7" draw:layer="layout" svg:width="5.334cm" svg:height="1.143cm" svg:x="12.049cm" svg:y="9.89cm">
          <text:p text:style-name="P5"><text:span text:style-name="T2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6" draw:id="id6" draw:layer="layout" svg:width="5.842cm" svg:height="1.016cm" svg:x="11.795cm" svg:y="3.032cm">
          <text:p text:style-name="P5"><text:span text:style-name="T2">TOKEN_PROGR</text:span><text:span text:style-name="T2">A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41.012cm" svg:y1="11.16cm" svg:x2="41.012cm" svg:y2="11.16cm" draw:start-shape="id5" draw:end-shape="id5" svg:d="M41012 11160z" svg:viewBox="0 0 1 1">
          <text:p/>
        </draw:connector>
        <draw:custom-shape draw:style-name="gr5" draw:text-style-name="P9" draw:layer="layout" svg:width="9.525cm" svg:height="6.096cm" svg:x="28.94cm" svg:y="2.651cm">
          <text:p text:style-name="P1">Owner of</text:p>
          <text:p text:style-name="P8"/>
          <text:p text:style-name="P1">Seed</text:p>
          <text:p text:style-name="P1"/>
          <text:p text:style-name="P1">Referenc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3.893cm" svg:y1="4.302cm" svg:x2="36.56cm" svg:y2="4.302cm">
          <text:p/>
        </draw:line>
        <draw:line draw:style-name="gr4" draw:text-style-name="P7" draw:layer="layout" svg:x1="33.893cm" svg:y1="5.699cm" svg:x2="36.433cm" svg:y2="5.699cm">
          <text:p/>
        </draw:line>
        <draw:line draw:style-name="gr7" draw:text-style-name="P10" draw:layer="layout" svg:x1="33.893cm" svg:y1="7.096cm" svg:x2="36.433cm" svg:y2="7.096cm">
          <text:p/>
        </draw:line>
        <draw:connector draw:style-name="gr9" draw:text-style-name="P7" draw:layer="layout" draw:type="curve" svg:x1="14.716cm" svg:y1="4.048cm" svg:x2="14.716cm" svg:y2="9.89cm" draw:start-shape="id6" draw:start-glue-point="2" draw:end-shape="id7" draw:end-glue-point="0" svg:d="M14716 4048v5842" svg:viewBox="0 0 1 5843">
          <text:p/>
        </draw:connector>
      </draw:page>
      <draw:page draw:name="page4" draw:style-name="dp1" draw:master-page-name="Default">
        <draw:custom-shape draw:style-name="gr1" draw:text-style-name="P2" xml:id="id11" draw:id="id11" draw:layer="layout" svg:width="40.012cm" svg:height="20.32cm" svg:x="1cm" svg:y="1cm">
          <text:p text:style-name="P1">Solana address spac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0.012cm" svg:height="7.373cm" svg:x="1cm" svg:y="21.32cm">
          <text:p text:style-name="P3"><text:span text:style-name="T1">Neon-EVM address sp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4" draw:id="id14" draw:layer="layout" svg:width="5.461cm" svg:height="0.889cm" svg:x="22.463cm" svg:y="24.622cm">
          <text:p text:style-name="P11"><text:span text:style-name="T3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0" draw:id="id10" draw:layer="layout" svg:width="5.461cm" svg:height="1.016cm" svg:x="11.541cm" svg:y="24.495cm">
          <text:p text:style-name="P5"><text:span text:style-name="T2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8" draw:id="id8" draw:layer="layout" svg:width="4.572cm" svg:height="0.889cm" svg:x="12.049cm" svg:y="15.732cm">
          <text:p text:style-name="P11"><text:span text:style-name="T3">N</text:span><text:span text:style-name="T3">e</text:span><text:span text:style-name="T3">o</text:span><text:span text:style-name="T3">n</text:span><text:span text:style-name="T3">-</text:span><text:span text:style-name="T3">E</text:span><text:span text:style-name="T3">V</text:span><text:span text:style-name="T3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9" draw:id="id9" draw:layer="layout" svg:width="5.969cm" svg:height="1.016cm" svg:x="4.175cm" svg:y="12.684cm">
          <text:p text:style-name="P5"><text:span text:style-name="T2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curve" svg:x1="14.335cm" svg:y1="15.732cm" svg:x2="7.159cm" svg:y2="13.7cm" draw:start-shape="id8" draw:start-glue-point="0" draw:end-shape="id9" draw:end-glue-point="2" svg:d="M14335 15732c0-1524-7176-508-7176-2032" svg:viewBox="0 0 7177 2033">
          <text:p/>
        </draw:connector>
        <draw:connector draw:style-name="gr4" draw:text-style-name="P7" draw:layer="layout" draw:type="curve" svg:x1="14.271cm" svg:y1="24.495cm" svg:x2="7.159cm" svg:y2="13.7cm" draw:start-shape="id10" draw:start-glue-point="0" draw:end-shape="id9" draw:end-glue-point="2" svg:d="M14271 24495c0-8095-7112-2698-7112-10795" svg:viewBox="0 0 7113 10796">
          <text:p/>
        </draw:connector>
        <draw:custom-shape draw:style-name="gr8" draw:text-style-name="P5" xml:id="id12" draw:id="id12" draw:layer="layout" svg:width="5.334cm" svg:height="1.143cm" svg:x="12.049cm" svg:y="9.89cm">
          <text:p text:style-name="P5"><text:span text:style-name="T2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3" draw:id="id13" draw:layer="layout" svg:width="5.842cm" svg:height="1.016cm" svg:x="11.795cm" svg:y="3.032cm">
          <text:p text:style-name="P5"><text:span text:style-name="T2">TOKEN_PROGRA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41.012cm" svg:y1="11.16cm" svg:x2="41.012cm" svg:y2="11.16cm" draw:start-shape="id11" draw:end-shape="id11" svg:d="M41012 11160z" svg:viewBox="0 0 1 1">
          <text:p/>
        </draw:connector>
        <draw:custom-shape draw:style-name="gr5" draw:text-style-name="P9" draw:layer="layout" svg:width="9.525cm" svg:height="6.096cm" svg:x="28.94cm" svg:y="2.651cm">
          <text:p text:style-name="P1">Owner of</text:p>
          <text:p text:style-name="P8"/>
          <text:p text:style-name="P1">Seed</text:p>
          <text:p text:style-name="P1"/>
          <text:p text:style-name="P1">Referenc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3.893cm" svg:y1="4.302cm" svg:x2="36.56cm" svg:y2="4.302cm">
          <text:p/>
        </draw:line>
        <draw:line draw:style-name="gr4" draw:text-style-name="P7" draw:layer="layout" svg:x1="33.893cm" svg:y1="5.699cm" svg:x2="36.433cm" svg:y2="5.699cm">
          <text:p/>
        </draw:line>
        <draw:line draw:style-name="gr7" draw:text-style-name="P10" draw:layer="layout" svg:x1="33.893cm" svg:y1="7.096cm" svg:x2="36.433cm" svg:y2="7.096cm">
          <text:p/>
        </draw:line>
        <draw:connector draw:style-name="gr15" draw:text-style-name="P7" draw:layer="layout" draw:type="curve" svg:x1="7.159cm" svg:y1="12.684cm" svg:x2="12.049cm" svg:y2="10.461cm" draw:start-shape="id9" draw:start-glue-point="0" draw:end-shape="id12" draw:end-glue-point="3" svg:d="M7159 12684c0-1482 1630-2223 4890-2223" svg:viewBox="0 0 4891 2224">
          <text:p/>
        </draw:connector>
        <draw:connector draw:style-name="gr9" draw:text-style-name="P7" draw:layer="layout" draw:type="curve" svg:x1="14.716cm" svg:y1="4.048cm" svg:x2="14.716cm" svg:y2="9.89cm" draw:start-shape="id13" draw:start-glue-point="2" draw:end-shape="id12" draw:end-glue-point="0" svg:d="M14716 4048v5842" svg:viewBox="0 0 1 5843">
          <text:p/>
        </draw:connector>
        <draw:connector draw:style-name="gr16" draw:text-style-name="P7" draw:layer="layout" draw:type="curve" svg:x1="22.463cm" svg:y1="25.066cm" svg:x2="17.002cm" svg:y2="25.003cm" draw:start-shape="id14" draw:start-glue-point="3" draw:end-shape="id10" draw:end-glue-point="1" svg:d="M22463 25066c-4096 0-1366-63-5461-63" svg:viewBox="0 0 5462 64">
          <text:p text:style-name="P10"/>
          <text:p text:style-name="P10">+ nonce</text:p>
        </draw:connector>
      </draw:page>
      <draw:page draw:name="page5" draw:style-name="dp1" draw:master-page-name="Default">
        <draw:custom-shape draw:style-name="gr1" draw:text-style-name="P2" xml:id="id21" draw:id="id21" draw:layer="layout" svg:width="40.012cm" svg:height="20.32cm" svg:x="1cm" svg:y="1cm">
          <text:p text:style-name="P1">Solana address spac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0.012cm" svg:height="7.373cm" svg:x="1cm" svg:y="21.32cm">
          <text:p text:style-name="P3"><text:span text:style-name="T1">Neon-EVM </text:span><text:span text:style-name="T1">address sp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0" draw:id="id20" draw:layer="layout" svg:width="5.461cm" svg:height="0.889cm" svg:x="22.463cm" svg:y="24.622cm">
          <text:p text:style-name="P14"><text:span text:style-name="T3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7" draw:id="id17" draw:layer="layout" svg:width="5.461cm" svg:height="1.016cm" svg:x="11.541cm" svg:y="24.495cm">
          <text:p text:style-name="P5"><text:span text:style-name="T2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5" draw:id="id15" draw:layer="layout" svg:width="4.572cm" svg:height="0.889cm" svg:x="12.049cm" svg:y="15.732cm">
          <text:p text:style-name="P11"><text:span text:style-name="T3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16" draw:id="id16" draw:layer="layout" svg:width="5.969cm" svg:height="1.016cm" svg:x="4.175cm" svg:y="12.684cm">
          <text:p text:style-name="P5"><text:span text:style-name="T2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9" draw:id="id19" draw:layer="layout" svg:width="5.461cm" svg:height="1.143cm" svg:x="22.59cm" svg:y="6.08cm">
          <text:p text:style-name="P5"><text:span text:style-name="T2">SPL token wal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type="curve" svg:x1="14.335cm" svg:y1="15.732cm" svg:x2="7.159cm" svg:y2="13.7cm" draw:start-shape="id15" draw:start-glue-point="0" draw:end-shape="id16" draw:end-glue-point="2" svg:d="M14335 15732c0-1524-7176-508-7176-2032" svg:viewBox="0 0 7177 2033">
          <text:p/>
        </draw:connector>
        <draw:connector draw:style-name="gr4" draw:text-style-name="P7" draw:layer="layout" draw:type="curve" svg:x1="14.271cm" svg:y1="24.495cm" svg:x2="7.159cm" svg:y2="13.7cm" draw:start-shape="id17" draw:start-glue-point="0" draw:end-shape="id16" draw:end-glue-point="2" svg:d="M14271 24495c0-8095-7112-2698-7112-10795" svg:viewBox="0 0 7113 10796">
          <text:p/>
        </draw:connector>
        <draw:custom-shape draw:style-name="gr8" draw:text-style-name="P5" xml:id="id18" draw:id="id18" draw:layer="layout" svg:width="5.334cm" svg:height="1.143cm" svg:x="12.049cm" svg:y="9.89cm">
          <text:p text:style-name="P5"><text:span text:style-name="T2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7.383cm" svg:y1="10.461cm" svg:x2="25.32cm" svg:y2="7.223cm" draw:start-shape="id18" draw:start-glue-point="1" draw:end-shape="id19" draw:end-glue-point="2" svg:d="M17383 10461c5292 0 7937-1079 7937-3238" svg:viewBox="0 0 7938 3239">
          <text:p/>
        </draw:connector>
        <draw:connector draw:style-name="gr4" draw:text-style-name="P7" draw:layer="layout" draw:type="curve" svg:x1="25.193cm" svg:y1="24.622cm" svg:x2="25.32cm" svg:y2="7.223cm" draw:start-shape="id20" draw:start-glue-point="0" draw:end-shape="id19" draw:end-glue-point="2" svg:d="M25193 24622c0-13050 127-4351 127-17399" svg:viewBox="0 0 128 17400">
          <text:p/>
        </draw:connector>
        <draw:connector draw:style-name="gr4" draw:text-style-name="P7" draw:layer="layout" draw:type="curve" svg:x1="14.271cm" svg:y1="24.495cm" svg:x2="25.32cm" svg:y2="7.223cm" draw:start-shape="id17" draw:start-glue-point="0" draw:end-shape="id19" draw:end-glue-point="2" svg:d="M14271 24495c0-12954 11049-4318 11049-17272" svg:viewBox="0 0 11050 17273">
          <text:p/>
        </draw:connector>
        <draw:custom-shape draw:style-name="gr3" draw:text-style-name="P6" xml:id="id22" draw:id="id22" draw:layer="layout" svg:width="5.842cm" svg:height="1.016cm" svg:x="11.795cm" svg:y="3.032cm">
          <text:p text:style-name="P5"><text:span text:style-name="T2">TOKEN_PROGRA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curve" svg:x1="14.335cm" svg:y1="15.732cm" svg:x2="25.32cm" svg:y2="7.223cm" draw:start-shape="id15" draw:start-glue-point="0" draw:end-shape="id19" draw:end-glue-point="2" svg:d="M14335 15732c0-6382 10985-2128 10985-8509" svg:viewBox="0 0 10986 8510">
          <text:p/>
        </draw:connector>
        <draw:connector draw:style-name="gr4" draw:text-style-name="P7" draw:layer="layout" draw:type="curve" svg:x1="41.012cm" svg:y1="11.16cm" svg:x2="41.012cm" svg:y2="11.16cm" draw:start-shape="id21" draw:end-shape="id21" svg:d="M41012 11160z" svg:viewBox="0 0 1 1">
          <text:p/>
        </draw:connector>
        <draw:custom-shape draw:style-name="gr5" draw:text-style-name="P9" draw:layer="layout" svg:width="9.525cm" svg:height="6.096cm" svg:x="28.94cm" svg:y="2.651cm">
          <text:p text:style-name="P1">Owner of</text:p>
          <text:p text:style-name="P8"/>
          <text:p text:style-name="P1">Seed</text:p>
          <text:p text:style-name="P1"/>
          <text:p text:style-name="P1">Reference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3.893cm" svg:y1="4.302cm" svg:x2="36.56cm" svg:y2="4.302cm">
          <text:p/>
        </draw:line>
        <draw:line draw:style-name="gr4" draw:text-style-name="P7" draw:layer="layout" svg:x1="33.893cm" svg:y1="5.699cm" svg:x2="36.433cm" svg:y2="5.699cm">
          <text:p/>
        </draw:line>
        <draw:line draw:style-name="gr7" draw:text-style-name="P10" draw:layer="layout" svg:x1="33.893cm" svg:y1="7.096cm" svg:x2="36.433cm" svg:y2="7.096cm">
          <text:p/>
        </draw:line>
        <draw:connector draw:style-name="gr15" draw:text-style-name="P7" draw:layer="layout" draw:type="curve" svg:x1="7.159cm" svg:y1="12.684cm" svg:x2="12.049cm" svg:y2="10.461cm" draw:start-shape="id16" draw:start-glue-point="0" draw:end-shape="id18" draw:end-glue-point="3" svg:d="M7159 12684c0-1482 1630-2223 4890-2223" svg:viewBox="0 0 4891 2224">
          <text:p/>
        </draw:connector>
        <draw:connector draw:style-name="gr9" draw:text-style-name="P7" draw:layer="layout" draw:type="curve" svg:x1="14.716cm" svg:y1="4.048cm" svg:x2="14.716cm" svg:y2="9.89cm" draw:start-shape="id22" draw:start-glue-point="2" draw:end-shape="id18" draw:end-glue-point="0" svg:d="M14716 4048v5842" svg:viewBox="0 0 1 5843">
          <text:p/>
        </draw:connector>
        <draw:connector draw:style-name="gr16" draw:text-style-name="P7" draw:layer="layout" draw:type="curve" svg:x1="22.463cm" svg:y1="25.066cm" svg:x2="17.002cm" svg:y2="25.003cm" draw:start-shape="id20" draw:start-glue-point="3" draw:end-shape="id17" draw:end-glue-point="1" svg:d="M22463 25066c-4096 0-1366-63-5461-63" svg:viewBox="0 0 5462 64">
          <text:p text:style-name="P10"/>
          <text:p text:style-name="P10">+ nonce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44:23.979177141</meta:creation-date>
    <dc:date>2022-02-03T16:19:43.546430410</dc:date>
    <meta:editing-duration>PT23H25M55S</meta:editing-duration>
    <meta:editing-cycles>28</meta:editing-cycles>
    <meta:generator>LibreOffice/6.4.7.2$Linux_X86_64 LibreOffice_project/40$Build-2</meta:generator>
    <meta:document-statistic meta:object-count="70"/>
  </office:meta>
</office:document-meta>
</file>